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1" svg:font-family="'Courier New', monospace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language="pt" fo:country="BR" style:font-size-asian="8.75pt" style:font-size-complex="10pt"/>
    </style:style>
    <style:style style:name="P2" style:family="paragraph" style:parent-style-name="Standard">
      <style:text-properties style:font-name="Courier New" fo:font-size="10pt" fo:language="pt" fo:country="BR" officeooo:rsid="0004f28c" officeooo:paragraph-rsid="0004f28c" style:font-size-asian="8.75pt" style:font-size-complex="10pt"/>
    </style:style>
    <style:style style:name="P3" style:family="paragraph" style:parent-style-name="Standard">
      <style:text-properties style:font-name="Courier New" fo:font-size="10pt" fo:language="pt" fo:country="BR" officeooo:rsid="000413ae" officeooo:paragraph-rsid="000413ae" style:font-size-asian="8.75pt" style:font-size-complex="10pt"/>
    </style:style>
    <style:style style:name="P4" style:family="paragraph" style:parent-style-name="Standard">
      <style:text-properties style:font-name="Courier New" fo:font-size="10pt" fo:language="pt" fo:country="BR" officeooo:rsid="000413ae" officeooo:paragraph-rsid="000d5578" style:font-size-asian="8.75pt" style:font-size-complex="10pt"/>
    </style:style>
    <style:style style:name="P5" style:family="paragraph" style:parent-style-name="Standard">
      <style:text-properties style:font-name="Courier New" fo:font-size="10pt" fo:language="pt" fo:country="BR" officeooo:rsid="000413ae" officeooo:paragraph-rsid="001417d4" style:font-size-asian="8.75pt" style:font-size-complex="10pt"/>
    </style:style>
    <style:style style:name="P6" style:family="paragraph" style:parent-style-name="Standard">
      <style:text-properties style:font-name="Courier New" fo:font-size="10pt" fo:language="pt" fo:country="BR" officeooo:rsid="000413ae" officeooo:paragraph-rsid="000eaab8" style:font-size-asian="8.75pt" style:font-size-complex="10pt"/>
    </style:style>
    <style:style style:name="P7" style:family="paragraph" style:parent-style-name="Standard">
      <style:text-properties style:font-name="Courier New" fo:font-size="10pt" fo:language="pt" fo:country="BR" officeooo:rsid="000413ae" officeooo:paragraph-rsid="001baea7" style:font-size-asian="8.75pt" style:font-size-complex="10pt"/>
    </style:style>
    <style:style style:name="P8" style:family="paragraph" style:parent-style-name="Standard">
      <style:text-properties style:font-name="Courier New" fo:font-size="10pt" fo:language="pt" fo:country="BR" officeooo:rsid="000eaab8" officeooo:paragraph-rsid="000eaab8" style:font-size-asian="8.75pt" style:font-size-complex="10pt"/>
    </style:style>
    <style:style style:name="P9" style:family="paragraph" style:parent-style-name="Standard">
      <style:text-properties style:font-name="Courier New" fo:font-size="10pt" fo:language="pt" fo:country="BR" officeooo:rsid="00106bae" officeooo:paragraph-rsid="00106bae"/>
    </style:style>
    <style:style style:name="P10" style:family="paragraph" style:parent-style-name="Standard">
      <style:text-properties style:font-name="Courier New" fo:font-size="12pt" fo:language="pt" fo:country="BR" style:font-size-asian="12pt" style:font-size-complex="12pt"/>
    </style:style>
    <style:style style:name="P11" style:family="paragraph" style:parent-style-name="Standard">
      <style:text-properties style:font-name="Courier New" fo:font-size="12pt" fo:language="pt" fo:country="BR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Courier New" fo:font-size="12pt" fo:language="pt" fo:country="BR" fo:font-weight="bold" officeooo:rsid="001a3ace" officeooo:paragraph-rsid="00190e7b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Courier New" fo:font-size="12pt" fo:language="pt" fo:country="BR" fo:font-weight="bold" officeooo:rsid="0017176f" officeooo:paragraph-rsid="00190e7b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Courier New" fo:language="pt" fo:country="BR" fo:font-weight="bold" style:font-weight-asian="bold" style:font-weight-complex="bold"/>
    </style:style>
    <style:style style:name="P15" style:family="paragraph" style:parent-style-name="Standard">
      <style:text-properties officeooo:paragraph-rsid="000eaab8"/>
    </style:style>
    <style:style style:name="P16" style:family="paragraph" style:parent-style-name="Standard">
      <style:text-properties style:font-name="Courier New1" fo:font-size="10pt" fo:language="pt" fo:country="BR" fo:font-style="normal" officeooo:rsid="0017176f" officeooo:paragraph-rsid="0017176f" style:font-style-asian="normal" style:font-style-complex="normal"/>
    </style:style>
    <style:style style:name="P17" style:family="paragraph" style:parent-style-name="Standard">
      <style:text-properties style:font-name="Courier New1" fo:font-size="10pt" fo:language="pt" fo:country="BR" fo:font-style="normal" officeooo:rsid="0017176f" officeooo:paragraph-rsid="00190e7b" style:font-style-asian="normal" style:font-style-complex="normal"/>
    </style:style>
    <style:style style:name="P18" style:family="paragraph" style:parent-style-name="Standard">
      <style:text-properties style:font-name="Courier New1" fo:font-size="10pt" fo:language="pt" fo:country="BR" fo:font-style="normal" officeooo:rsid="00190e7b" officeooo:paragraph-rsid="00190e7b" style:font-style-asian="normal" style:font-style-complex="normal"/>
    </style:style>
    <style:style style:name="P19" style:family="paragraph" style:parent-style-name="Standard">
      <style:text-properties officeooo:paragraph-rsid="00121c2c"/>
    </style:style>
    <style:style style:name="P20" style:family="paragraph" style:parent-style-name="Standard">
      <style:text-properties officeooo:paragraph-rsid="00190e7b"/>
    </style:style>
    <style:style style:name="P21" style:family="paragraph" style:parent-style-name="Standard">
      <style:text-properties officeooo:paragraph-rsid="0015e090"/>
    </style:style>
    <style:style style:name="T1" style:family="text">
      <style:text-properties style:font-name="Courier New" fo:font-size="10pt" fo:language="pt" fo:country="BR" officeooo:rsid="000eaab8" style:font-size-asian="8.75pt" style:font-size-complex="10pt"/>
    </style:style>
    <style:style style:name="T2" style:family="text">
      <style:text-properties style:font-name="Courier New" fo:font-size="10pt" fo:language="pt" fo:country="BR" officeooo:rsid="00106bae" style:font-size-asian="8.75pt" style:font-size-complex="10pt"/>
    </style:style>
    <style:style style:name="T3" style:family="text">
      <style:text-properties style:font-name="Courier New" fo:font-size="10pt" fo:language="pt" fo:country="BR" officeooo:rsid="00121c2c" style:font-size-asian="8.75pt" style:font-size-complex="10pt"/>
    </style:style>
    <style:style style:name="T4" style:family="text">
      <style:text-properties style:font-name="Courier New" fo:font-size="10pt" fo:language="pt" fo:country="BR" officeooo:rsid="001d8be6" style:font-size-asian="8.75pt" style:font-size-complex="10pt"/>
    </style:style>
    <style:style style:name="T5" style:family="text">
      <style:text-properties style:font-name="Courier New" fo:font-size="10pt" fo:language="pt" fo:country="BR" officeooo:rsid="0015e090" style:font-size-asian="8.75pt" style:font-size-complex="10pt"/>
    </style:style>
    <style:style style:name="T6" style:family="text">
      <style:text-properties style:font-name="Courier New" fo:font-size="10pt" fo:language="pt" fo:country="BR" fo:font-weight="bold" style:font-size-asian="8.75pt" style:font-weight-asian="bold" style:font-size-complex="10pt" style:font-weight-complex="bold"/>
    </style:style>
    <style:style style:name="T7" style:family="text">
      <style:text-properties style:font-name="Courier New" fo:language="pt" fo:country="BR" fo:font-weight="bold" style:font-weight-asian="bold" style:font-weight-complex="bold"/>
    </style:style>
    <style:style style:name="T8" style:family="text">
      <style:text-properties style:font-name="Courier New" fo:language="pt" fo:country="BR" fo:font-weight="bold" officeooo:rsid="000eaab8" style:font-weight-asian="bold" style:font-weight-complex="bold"/>
    </style:style>
    <style:style style:name="T9" style:family="text">
      <style:text-properties style:font-name="Courier New" fo:language="pt" fo:country="BR" fo:font-weight="bold" officeooo:rsid="00106bae" style:font-weight-asian="bold" style:font-weight-complex="bold"/>
    </style:style>
    <style:style style:name="T10" style:family="text">
      <style:text-properties style:font-name="Courier New" fo:font-size="12pt" fo:language="pt" fo:country="BR" fo:font-weight="bold" style:font-size-asian="12pt" style:font-weight-asian="bold" style:font-size-complex="12pt" style:font-weight-complex="bold"/>
    </style:style>
    <style:style style:name="T11" style:family="text">
      <style:text-properties style:font-name="Courier New" fo:font-size="12pt" fo:language="pt" fo:country="BR" fo:font-weight="bold" officeooo:rsid="00121c2c" style:font-size-asian="12pt" style:font-weight-asian="bold" style:font-size-complex="12pt" style:font-weight-complex="bold"/>
    </style:style>
    <style:style style:name="T12" style:family="text">
      <style:text-properties style:font-name="Courier New" fo:font-size="12pt" fo:language="pt" fo:country="BR" fo:font-weight="bold" officeooo:rsid="0017176f" style:font-size-asian="12pt" style:font-weight-asian="bold" style:font-size-complex="12pt" style:font-weight-complex="bold"/>
    </style:style>
    <style:style style:name="T13" style:family="text">
      <style:text-properties style:font-name="Courier New" fo:font-size="12pt" fo:language="pt" fo:country="BR" fo:font-weight="bold" officeooo:rsid="00190e7b" style:font-size-asian="12pt" style:font-weight-asian="bold" style:font-size-complex="12pt" style:font-weight-complex="bold"/>
    </style:style>
    <style:style style:name="T14" style:family="text">
      <style:text-properties style:font-name="Courier New" fo:font-size="12pt" fo:language="pt" fo:country="BR" fo:font-weight="bold" officeooo:rsid="001a3ace" style:font-size-asian="12pt" style:font-weight-asian="bold" style:font-size-complex="12pt" style:font-weight-complex="bold"/>
    </style:style>
    <style:style style:name="T15" style:family="text">
      <style:text-properties style:font-name="Courier New1" fo:font-size="10pt" fo:language="pt" fo:country="BR" officeooo:rsid="00121c2c" style:font-size-asian="8.75pt" style:font-size-complex="10pt"/>
    </style:style>
    <style:style style:name="T16" style:family="text">
      <style:text-properties style:font-name="Courier New1" fo:font-size="10pt" fo:language="pt" fo:country="BR" officeooo:rsid="00204d73" style:font-size-asian="8.75pt" style:font-size-complex="10pt"/>
    </style:style>
    <style:style style:name="T17" style:family="text">
      <style:text-properties style:font-size-asian="8.75pt" style:font-size-complex="10pt"/>
    </style:style>
    <style:style style:name="T18" style:family="text">
      <style:text-properties officeooo:rsid="0006811b" style:font-size-asian="8.75pt" style:font-size-complex="10pt"/>
    </style:style>
    <style:style style:name="T19" style:family="text">
      <style:text-properties officeooo:rsid="000d5578"/>
    </style:style>
    <style:style style:name="T20" style:family="text">
      <style:text-properties officeooo:rsid="000eaab8"/>
    </style:style>
    <style:style style:name="T21" style:family="text">
      <style:text-properties officeooo:rsid="001417d4"/>
    </style:style>
    <style:style style:name="T22" style:family="text">
      <style:text-properties officeooo:rsid="00190e7b"/>
    </style:style>
    <style:style style:name="T23" style:family="text">
      <style:text-properties officeooo:rsid="001a492f"/>
    </style:style>
    <style:style style:name="T24" style:family="text">
      <style:text-properties officeooo:rsid="001ad883"/>
    </style:style>
    <style:style style:name="T25" style:family="text">
      <style:text-properties officeooo:rsid="001bae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1)</text:p>
      <text:p text:style-name="P1"/>
      <text:p text:style-name="P3"/>
      <text:p text:style-name="P4">inserir pilha =<text:span text:style-name="T19"> </text:span>42 = O(1);</text:p>
      <text:p text:style-name="P4">busca binaria = lgn = <text:span text:style-name="T19">O(</text:span>log(n)<text:span text:style-name="T19">)</text:span>;</text:p>
      <text:p text:style-name="P7"><text:span text:style-name="T19">n^1/2 <text:s/></text:span><text:span text:style-name="T21">= </text:span><text:span text:style-name="T23">O(n^1/2);</text:span></text:p>
      <text:p text:style-name="P7">4^log(n) = <text:span text:style-name="T20">O(2^logn);</text:span></text:p>
      <text:p text:style-name="P6">n = busca-linear <text:span text:style-name="T19">= O(</text:span>n<text:span text:style-name="T19">);</text:span></text:p>
      <text:p text:style-name="P7">quick-sort = <text:span text:style-name="T19">merge sort </text:span>= <text:span text:style-name="T25">= nlogn =</text:span> <text:span text:style-name="T24">O(n logn);</text:span></text:p>
      <text:p text:style-name="P5">n^2 = insertion = selection = bubble <text:span text:style-name="T19">= O(n^2);</text:span></text:p>
      <text:p text:style-name="P7">multi<text:span text:style-name="T19">plicação</text:span> de matrizes = n^3 + log(n) = n-n^2+5n^3 = <text:span text:style-name="T20">O(</text:span>n^3<text:span text:style-name="T20">);</text:span></text:p>
      <text:p text:style-name="P4">2^n = 3/2 ^n = 2^<text:span text:style-name="T20">(</text:span>n+1<text:span text:style-name="T20">)</text:span> = <text:span text:style-name="T20">O(2^n);</text:span></text:p>
      <text:p text:style-name="P4">n! = <text:span text:style-name="T20">O(</text:span>n!<text:span text:style-name="T20">).</text:span></text:p>
      <text:p text:style-name="P3"/>
      <text:p text:style-name="P1"/>
      <text:p text:style-name="Standard"><text:span text:style-name="T8">2</text:span><text:span text:style-name="T7">)</text:span></text:p>
      <text:p text:style-name="P1"/>
      <text:p text:style-name="P15"><text:span text:style-name="T1">O </text:span><text:span text:style-name="T2">algoritmo</text:span><text:span text:style-name="T1"> faz o somatório de todos os valores de 0 até n. Neste caso a complexidade é de </text:span><text:span text:style-name="T2">O</text:span><text:span text:style-name="T1">(n^2).</text:span></text:p>
      <text:p text:style-name="P8">Podemos melhorar a complexidade para O(1), pois para todo natural este somatório é igual a n(n+1)/2.</text:p>
      <text:p text:style-name="P2"/>
      <text:p text:style-name="P1"/>
      <text:p text:style-name="Standard"><text:span text:style-name="T8">3</text:span><text:span text:style-name="T7">)</text:span></text:p>
      <text:p text:style-name="P1"/>
      <text:p text:style-name="P9"><text:span text:style-name="T18">O </text:span><text:span text:style-name="T17">algoritmo recebe duas strings e retorna 1 caso uma seja anagrama da outra, ou 0 caso contrário. Neste caso a complexidade é de n^2+n, O(n^2).</text:span></text:p>
      <text:p text:style-name="P9">A complexidade pode melhorar para apenas n^2. Cria-se um contador igual ao tamanho dos vetores recebidos, toda vez que encontrar duas letras iguais nos vetores decrementa-se este contador. No fim verifica se esse contador é igual a 0, caso seja retorna 1, do contrário retorna 0.</text:p>
      <text:p text:style-name="P1"/>
      <text:p text:style-name="Standard"><text:span text:style-name="T9">4</text:span><text:span text:style-name="T7">)</text:span></text:p>
      <text:p text:style-name="P1"/>
      <text:p text:style-name="P19"><text:span text:style-name="T15">A função recebe um </text:span><text:span text:style-name="T3">inteiro</text:span><text:span text:style-name="T15"> e verifica se este valor é primo, caso seja retorna 1, do contrário retorna 0. </text:span><text:span text:style-name="T16">Sua complexidade é O(n^(1/2)).</text:span></text:p>
      <text:p text:style-name="P1"/>
      <text:p text:style-name="P1"/>
      <text:p text:style-name="P19"><text:span text:style-name="T11">5</text:span><text:span text:style-name="T6">)</text:span></text:p>
      <text:p text:style-name="P1"/>
      <text:p text:style-name="P21"><text:span text:style-name="T4">F</text:span><text:span text:style-name="T5">-</text:span><text:span text:style-name="T4">F</text:span><text:span text:style-name="T5">-F-V-V-F</text:span></text:p>
      <text:p text:style-name="P1"/>
      <text:p text:style-name="P10"/>
      <text:p text:style-name="P20"><text:span text:style-name="T12">6</text:span><text:span text:style-name="T10">) </text:span><text:span text:style-name="T13">Buscar e resolver </text:span><text:span text:style-name="T14">um exercício do conteúdo da aula.</text:span></text:p>
      <text:p text:style-name="P12"/>
      <text:p text:style-name="P13">Descreva e explique a complexidade do seguinte código:</text:p>
      <text:p text:style-name="P11"/>
      <text:p text:style-name="P11">int i, j, k = 0; </text:p>
      <text:p text:style-name="P11">for (i = n / 2; i &lt;= n; i++) { </text:p>
      <text:p text:style-name="P11"><text:s text:c="4"/>for (j = 2; j &lt;= n; j = j * 2) { </text:p>
      <text:p text:style-name="P11"><text:s text:c="8"/>k = k + n / 2; </text:p>
      <text:p text:style-name="P11"><text:s text:c="4"/>} </text:p>
      <text:p text:style-name="P11">}</text:p>
      <text:p text:style-name="P1"/>
      <text:p text:style-name="P16">Dado um certo n, temos duas variáveis que iteram, i e j.</text:p>
      <text:p text:style-name="P17">i itera n/2 vezes.</text:p>
      <text:p text:style-name="P17">j itera lg(n) vezes, <text:span text:style-name="T22">por exemplo, para qualquer n tal que, 16 &lt;= n &lt; 32, j itera 4 vezes.</text:span></text:p>
      <text:p text:style-name="P18">j = 2,4,8,16.</text:p>
      <text:p text:style-name="P18">Portanto a função itera (n/2)*(lg(n)) vezes. Logo a complexidade é O(n * lgn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1" svg:font-family="'Courier New', monospace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3-01T17:21:49.412000000</dc:date>
    <meta:editing-duration>PT1H17M27S</meta:editing-duration>
    <meta:editing-cycles>12</meta:editing-cycles>
    <meta:document-statistic meta:table-count="0" meta:image-count="0" meta:object-count="0" meta:page-count="1" meta:paragraph-count="34" meta:word-count="311" meta:character-count="1573" meta:non-whitespace-character-count="1274"/>
  </office:meta>
</office:document-meta>
</file>